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Text_20_body">
      <style:text-properties officeooo:rsid="00054ca5" officeooo:paragraph-rsid="00054ca5"/>
    </style:style>
    <style:style style:name="P2" style:family="paragraph" style:parent-style-name="Text_20_body">
      <style:text-properties officeooo:rsid="00073b8c" officeooo:paragraph-rsid="00073b8c"/>
    </style:style>
    <style:style style:name="P3" style:family="paragraph" style:parent-style-name="Text_20_body">
      <style:text-properties officeooo:rsid="0008ca61" officeooo:paragraph-rsid="0008ca61"/>
    </style:style>
    <style:style style:name="P4" style:family="paragraph" style:parent-style-name="Text_20_body">
      <style:text-properties officeooo:rsid="0008ca61" officeooo:paragraph-rsid="0014ff42"/>
    </style:style>
    <style:style style:name="P5" style:family="paragraph" style:parent-style-name="Text_20_body">
      <style:text-properties officeooo:rsid="0008ca61" officeooo:paragraph-rsid="000be361"/>
    </style:style>
    <style:style style:name="P6" style:family="paragraph" style:parent-style-name="Text_20_body">
      <style:text-properties officeooo:rsid="0012a7cf" officeooo:paragraph-rsid="0012a7cf"/>
    </style:style>
    <style:style style:name="P7" style:family="paragraph" style:parent-style-name="Text_20_body">
      <style:text-properties officeooo:rsid="0013648a" officeooo:paragraph-rsid="0013648a"/>
    </style:style>
    <style:style style:name="P8" style:family="paragraph" style:parent-style-name="Text_20_body">
      <style:text-properties officeooo:paragraph-rsid="001e03a5"/>
    </style:style>
    <style:style style:name="P9" style:family="paragraph" style:parent-style-name="Text_20_body">
      <style:text-properties officeooo:rsid="0014ff42" officeooo:paragraph-rsid="0014ff42"/>
    </style:style>
    <style:style style:name="P10" style:family="paragraph" style:parent-style-name="Text_20_body">
      <style:paragraph-properties fo:break-before="page"/>
      <style:text-properties officeooo:rsid="0014ff42" officeooo:paragraph-rsid="0014ff42"/>
    </style:style>
    <style:style style:name="P11" style:family="paragraph" style:parent-style-name="Text_20_body">
      <style:text-properties officeooo:rsid="0014ff42" officeooo:paragraph-rsid="001649e1"/>
    </style:style>
    <style:style style:name="P12" style:family="paragraph" style:parent-style-name="Text_20_body">
      <style:text-properties officeooo:rsid="0014ff42" officeooo:paragraph-rsid="001b1727"/>
    </style:style>
    <style:style style:name="P13" style:family="paragraph" style:parent-style-name="Text_20_body">
      <style:text-properties officeooo:rsid="0014ff42" officeooo:paragraph-rsid="00301573"/>
    </style:style>
    <style:style style:name="P14" style:family="paragraph" style:parent-style-name="Text_20_body">
      <style:text-properties officeooo:rsid="000da40f" officeooo:paragraph-rsid="0014ff42"/>
    </style:style>
    <style:style style:name="P15" style:family="paragraph" style:parent-style-name="Text_20_body">
      <style:text-properties officeooo:rsid="000da40f" officeooo:paragraph-rsid="001649e1"/>
    </style:style>
    <style:style style:name="P16" style:family="paragraph" style:parent-style-name="Text_20_body">
      <style:paragraph-properties fo:break-before="page"/>
      <style:text-properties officeooo:rsid="000da40f" officeooo:paragraph-rsid="001649e1"/>
    </style:style>
    <style:style style:name="P17" style:family="paragraph" style:parent-style-name="Text_20_body">
      <style:text-properties officeooo:rsid="0019a3a4" officeooo:paragraph-rsid="0019a3a4"/>
    </style:style>
    <style:style style:name="P18" style:family="paragraph" style:parent-style-name="Text_20_body">
      <style:text-properties officeooo:rsid="00128634" officeooo:paragraph-rsid="001e03a5"/>
    </style:style>
    <style:style style:name="P19" style:family="paragraph" style:parent-style-name="Text_20_body">
      <style:text-properties officeooo:rsid="00095c40" officeooo:paragraph-rsid="001e03a5"/>
    </style:style>
    <style:style style:name="P20" style:family="paragraph" style:parent-style-name="Text_20_body">
      <style:text-properties officeooo:rsid="001e03a5" officeooo:paragraph-rsid="001e03a5"/>
    </style:style>
    <style:style style:name="P21" style:family="paragraph" style:parent-style-name="Text_20_body">
      <style:text-properties officeooo:rsid="001eaa52" officeooo:paragraph-rsid="001eaa52"/>
    </style:style>
    <style:style style:name="P22" style:family="paragraph" style:parent-style-name="Text_20_body">
      <style:text-properties officeooo:rsid="001f2eeb" officeooo:paragraph-rsid="001f2eeb"/>
    </style:style>
    <style:style style:name="P23" style:family="paragraph" style:parent-style-name="Text_20_body">
      <style:text-properties officeooo:rsid="00175fd5" officeooo:paragraph-rsid="00175fd5"/>
    </style:style>
    <style:style style:name="P24" style:family="paragraph" style:parent-style-name="Text_20_body">
      <style:text-properties officeooo:rsid="002bfd82" officeooo:paragraph-rsid="002bfd82"/>
    </style:style>
    <style:style style:name="P25" style:family="paragraph" style:parent-style-name="Text_20_body">
      <style:text-properties officeooo:rsid="002bfd82" officeooo:paragraph-rsid="003b6acb"/>
    </style:style>
    <style:style style:name="P26" style:family="paragraph" style:parent-style-name="Text_20_body">
      <style:text-properties officeooo:rsid="002bfd82" officeooo:paragraph-rsid="003f3393"/>
    </style:style>
    <style:style style:name="P27" style:family="paragraph" style:parent-style-name="Text_20_body">
      <style:text-properties officeooo:rsid="002d213b" officeooo:paragraph-rsid="002d213b"/>
    </style:style>
    <style:style style:name="P28" style:family="paragraph" style:parent-style-name="Text_20_body">
      <style:text-properties officeooo:rsid="001c647b" officeooo:paragraph-rsid="003618e6"/>
    </style:style>
    <style:style style:name="P29" style:family="paragraph" style:parent-style-name="Text_20_body">
      <style:text-properties officeooo:rsid="00187562" officeooo:paragraph-rsid="0046523d"/>
    </style:style>
    <style:style style:name="P30" style:family="paragraph" style:parent-style-name="Text_20_body">
      <style:text-properties officeooo:rsid="00187562" officeooo:paragraph-rsid="00187562"/>
    </style:style>
    <style:style style:name="P31" style:family="paragraph" style:parent-style-name="Text_20_body">
      <style:text-properties officeooo:rsid="0046523d" officeooo:paragraph-rsid="0046523d"/>
    </style:style>
    <style:style style:name="P32" style:family="paragraph" style:parent-style-name="Text_20_body">
      <style:text-properties officeooo:rsid="00472cde" officeooo:paragraph-rsid="00472cde"/>
    </style:style>
    <style:style style:name="P33" style:family="paragraph" style:parent-style-name="Heading_20_2">
      <style:paragraph-properties fo:break-before="page"/>
    </style:style>
    <style:style style:name="P34" style:family="paragraph" style:parent-style-name="Heading_20_2">
      <style:paragraph-properties fo:break-before="page"/>
      <style:text-properties officeooo:paragraph-rsid="001e03a5"/>
    </style:style>
    <style:style style:name="P35" style:family="paragraph" style:parent-style-name="Heading_20_2">
      <style:text-properties officeooo:paragraph-rsid="001e03a5"/>
    </style:style>
    <style:style style:name="P36" style:family="paragraph" style:parent-style-name="Text_20_body">
      <style:text-properties officeooo:rsid="0046523d" officeooo:paragraph-rsid="0046523d"/>
    </style:style>
    <style:style style:name="P37" style:family="paragraph" style:parent-style-name="Text_20_body">
      <style:text-properties officeooo:rsid="001eaa52" officeooo:paragraph-rsid="001eaa52"/>
    </style:style>
    <style:style style:name="P38" style:family="paragraph" style:parent-style-name="Text_20_body">
      <style:text-properties officeooo:rsid="001eaa52" officeooo:paragraph-rsid="004de6d2"/>
    </style:style>
    <style:style style:name="P39" style:family="paragraph" style:parent-style-name="Text_20_body">
      <style:text-properties officeooo:rsid="002d213b" officeooo:paragraph-rsid="002d213b"/>
    </style:style>
    <style:style style:name="P40" style:family="paragraph" style:parent-style-name="Text_20_body">
      <style:paragraph-properties fo:break-before="page"/>
      <style:text-properties officeooo:rsid="002d213b" officeooo:paragraph-rsid="002d213b"/>
    </style:style>
    <style:style style:name="P41" style:family="paragraph" style:parent-style-name="Text_20_body">
      <style:text-properties officeooo:rsid="00128634" officeooo:paragraph-rsid="001e03a5"/>
    </style:style>
    <style:style style:name="P42" style:family="paragraph" style:parent-style-name="Text_20_body">
      <style:paragraph-properties fo:break-before="page"/>
      <style:text-properties officeooo:rsid="00128634" officeooo:paragraph-rsid="001e03a5"/>
    </style:style>
    <style:style style:name="P43" style:family="paragraph" style:parent-style-name="Text_20_body">
      <style:text-properties officeooo:rsid="001f2eeb" officeooo:paragraph-rsid="001f2eeb"/>
    </style:style>
    <style:style style:name="P44" style:family="paragraph" style:parent-style-name="Text_20_body">
      <style:text-properties officeooo:rsid="0051058f" officeooo:paragraph-rsid="0051058f"/>
    </style:style>
    <style:style style:name="P45" style:family="paragraph" style:parent-style-name="Text_20_body">
      <style:text-properties officeooo:rsid="0051854f" officeooo:paragraph-rsid="0051854f"/>
    </style:style>
    <style:style style:name="P46" style:family="paragraph" style:parent-style-name="Text_20_body">
      <style:text-properties officeooo:rsid="00519189" officeooo:paragraph-rsid="00519189"/>
    </style:style>
    <style:style style:name="P47" style:family="paragraph" style:parent-style-name="Text_20_body">
      <style:text-properties officeooo:rsid="00538230" officeooo:paragraph-rsid="00538230"/>
    </style:style>
    <style:style style:name="P48" style:family="paragraph" style:parent-style-name="Text_20_body">
      <style:paragraph-properties fo:break-before="page"/>
      <style:text-properties officeooo:rsid="00538230" officeooo:paragraph-rsid="00538230"/>
    </style:style>
    <style:style style:name="P49" style:family="paragraph" style:parent-style-name="Text_20_body">
      <style:text-properties officeooo:rsid="0054397d" officeooo:paragraph-rsid="0054397d"/>
    </style:style>
    <style:style style:name="P50" style:family="paragraph" style:parent-style-name="Text_20_body">
      <style:text-properties officeooo:rsid="00550be8" officeooo:paragraph-rsid="00550be8"/>
    </style:style>
    <style:style style:name="P51" style:family="paragraph" style:parent-style-name="Text_20_body">
      <style:text-properties officeooo:rsid="00095c40" officeooo:paragraph-rsid="001e03a5"/>
    </style:style>
    <style:style style:name="P52" style:family="paragraph" style:parent-style-name="Text_20_body">
      <style:text-properties officeooo:rsid="005699b6" officeooo:paragraph-rsid="005699b6"/>
    </style:style>
    <style:style style:name="T1" style:family="text">
      <style:text-properties officeooo:rsid="0008ca61"/>
    </style:style>
    <style:style style:name="T2" style:family="text">
      <style:text-properties officeooo:rsid="000bd246"/>
    </style:style>
    <style:style style:name="T3" style:family="text">
      <style:text-properties officeooo:rsid="000be361"/>
    </style:style>
    <style:style style:name="T4" style:family="text">
      <style:text-properties officeooo:rsid="000da40f"/>
    </style:style>
    <style:style style:name="T5" style:family="text">
      <style:text-properties officeooo:rsid="000ea680"/>
    </style:style>
    <style:style style:name="T6" style:family="text">
      <style:text-properties officeooo:rsid="0011db4f"/>
    </style:style>
    <style:style style:name="T7" style:family="text">
      <style:text-properties officeooo:rsid="00128634"/>
    </style:style>
    <style:style style:name="T8" style:family="text">
      <style:text-properties officeooo:rsid="0014ff42"/>
    </style:style>
    <style:style style:name="T9" style:family="text">
      <style:text-properties fo:font-weight="bold" style:font-weight-asian="bold" style:font-weight-complex="bold"/>
    </style:style>
    <style:style style:name="T10" style:family="text">
      <style:text-properties fo:font-weight="bold" officeooo:rsid="0035b23c" style:font-weight-asian="bold" style:font-weight-complex="bold"/>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1649e1" style:font-style-asian="italic" style:font-weight-asian="bold" style:font-style-complex="italic" style:font-weight-complex="bold"/>
    </style:style>
    <style:style style:name="T13" style:family="text">
      <style:text-properties fo:font-style="italic" fo:font-weight="bold" officeooo:rsid="0019a3a4" style:font-style-asian="italic" style:font-weight-asian="bold" style:font-style-complex="italic" style:font-weight-complex="bold"/>
    </style:style>
    <style:style style:name="T14" style:family="text">
      <style:text-properties fo:font-style="italic" fo:font-weight="bold" officeooo:rsid="001eaa52" style:font-style-asian="italic" style:font-weight-asian="bold" style:font-style-complex="italic" style:font-weight-complex="bold"/>
    </style:style>
    <style:style style:name="T15" style:family="text">
      <style:text-properties officeooo:rsid="001649e1"/>
    </style:style>
    <style:style style:name="T16" style:family="text">
      <style:text-properties officeooo:rsid="001872d0"/>
    </style:style>
    <style:style style:name="T17" style:family="text">
      <style:text-properties officeooo:rsid="0019a3a4"/>
    </style:style>
    <style:style style:name="T18" style:family="text">
      <style:text-properties officeooo:rsid="001b1727"/>
    </style:style>
    <style:style style:name="T19" style:family="text">
      <style:text-properties officeooo:rsid="001c647b"/>
    </style:style>
    <style:style style:name="T20" style:family="text">
      <style:text-properties officeooo:rsid="001e03a5"/>
    </style:style>
    <style:style style:name="T21" style:family="text">
      <style:text-properties officeooo:rsid="001eaa52"/>
    </style:style>
    <style:style style:name="T22" style:family="text">
      <style:text-properties officeooo:rsid="001f2eeb"/>
    </style:style>
    <style:style style:name="T23" style:family="text">
      <style:text-properties officeooo:rsid="0021d14e"/>
    </style:style>
    <style:style style:name="T24" style:family="text">
      <style:text-properties officeooo:rsid="0025722f"/>
    </style:style>
    <style:style style:name="T25" style:family="text">
      <style:text-properties officeooo:rsid="0025b17d"/>
    </style:style>
    <style:style style:name="T26" style:family="text">
      <style:text-properties officeooo:rsid="002622e3"/>
    </style:style>
    <style:style style:name="T27" style:family="text">
      <style:text-properties officeooo:rsid="00265d39"/>
    </style:style>
    <style:style style:name="T28" style:family="text">
      <style:text-properties officeooo:rsid="0028b561"/>
    </style:style>
    <style:style style:name="T29" style:family="text">
      <style:text-properties officeooo:rsid="002be4b2"/>
    </style:style>
    <style:style style:name="T30" style:family="text">
      <style:text-properties officeooo:rsid="002bfd82"/>
    </style:style>
    <style:style style:name="T31" style:family="text">
      <style:text-properties officeooo:rsid="002f5c2b"/>
    </style:style>
    <style:style style:name="T32" style:family="text">
      <style:text-properties officeooo:rsid="00301573"/>
    </style:style>
    <style:style style:name="T33" style:family="text">
      <style:text-properties officeooo:rsid="00316d79"/>
    </style:style>
    <style:style style:name="T34" style:family="text">
      <style:text-properties officeooo:rsid="0031a1e3"/>
    </style:style>
    <style:style style:name="T35" style:family="text">
      <style:text-properties officeooo:rsid="0033fc87"/>
    </style:style>
    <style:style style:name="T36" style:family="text">
      <style:text-properties officeooo:rsid="00349d3e"/>
    </style:style>
    <style:style style:name="T37" style:family="text">
      <style:text-properties officeooo:rsid="00354f66"/>
    </style:style>
    <style:style style:name="T38" style:family="text">
      <style:text-properties officeooo:rsid="003618e6"/>
    </style:style>
    <style:style style:name="T39" style:family="text">
      <style:text-properties officeooo:rsid="003808e1"/>
    </style:style>
    <style:style style:name="T40" style:family="text">
      <style:text-properties officeooo:rsid="003851d6"/>
    </style:style>
    <style:style style:name="T41" style:family="text">
      <style:text-properties officeooo:rsid="003a3cae"/>
    </style:style>
    <style:style style:name="T42" style:family="text">
      <style:text-properties officeooo:rsid="003b6391"/>
    </style:style>
    <style:style style:name="T43" style:family="text">
      <style:text-properties officeooo:rsid="003b6acb"/>
    </style:style>
    <style:style style:name="T44" style:family="text">
      <style:text-properties officeooo:rsid="003d18ab"/>
    </style:style>
    <style:style style:name="T45" style:family="text">
      <style:text-properties officeooo:rsid="003e9b5b"/>
    </style:style>
    <style:style style:name="T46" style:family="text">
      <style:text-properties officeooo:rsid="003f3393"/>
    </style:style>
    <style:style style:name="T47" style:family="text">
      <style:text-properties officeooo:rsid="003f6d46"/>
    </style:style>
    <style:style style:name="T48" style:family="text">
      <style:text-properties officeooo:rsid="00416860"/>
    </style:style>
    <style:style style:name="T49" style:family="text">
      <style:text-properties officeooo:rsid="004218bf"/>
    </style:style>
    <style:style style:name="T50" style:family="text">
      <style:text-properties officeooo:rsid="00435af3"/>
    </style:style>
    <style:style style:name="T51" style:family="text">
      <style:text-properties officeooo:rsid="0046523d"/>
    </style:style>
    <style:style style:name="T52" style:family="text">
      <style:text-properties officeooo:rsid="00491d74"/>
    </style:style>
    <style:style style:name="T53" style:family="text">
      <style:text-properties officeooo:rsid="004b188a"/>
    </style:style>
    <style:style style:name="T54" style:family="text">
      <style:text-properties officeooo:rsid="004de6d2"/>
    </style:style>
    <style:style style:name="T55" style:family="text">
      <style:text-properties officeooo:rsid="004f0f5c"/>
    </style:style>
    <style:style style:name="T56" style:family="text">
      <style:text-properties officeooo:rsid="00505442"/>
    </style:style>
    <style:style style:name="T57" style:family="text">
      <style:text-properties officeooo:rsid="0051058f"/>
    </style:style>
    <style:style style:name="T58" style:family="text">
      <style:text-properties officeooo:rsid="00519189"/>
    </style:style>
    <style:style style:name="T59" style:family="text">
      <style:text-properties officeooo:rsid="0051b7b3"/>
    </style:style>
    <style:style style:name="T60" style:family="text">
      <style:text-properties officeooo:rsid="0053459c"/>
    </style:style>
    <style:style style:name="T61" style:family="text">
      <style:text-properties officeooo:rsid="00540e09"/>
    </style:style>
    <style:style style:name="T62" style:family="text">
      <style:text-properties officeooo:rsid="00550be8"/>
    </style:style>
    <style:style style:name="T63" style:family="text">
      <style:text-properties officeooo:rsid="00564c23"/>
    </style:style>
    <style:style style:name="T64" style:family="text">
      <style:text-properties officeooo:rsid="005699b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Intro</text:h>
      <text:p text:style-name="P1">Hello everybody and welcome back! <text:span text:style-name="T23">W</text:span>hile doing the MiSTer2MEGA65 video, I noticed that my promise to do a FCM video was already over 3 months old. <text:span text:style-name="T3">I guess it is time to finally </text:span><text:span text:style-name="T6">get this done. <text:s/></text:span></text:p>
      <text:p text:style-name="P1">First: what is MandelbrotExplorer 65? It is my plan <text:span text:style-name="T3">t</text:span>o make a Mandelbrot generator for the MEGA65 and while doing that exploring <text:span text:style-name="T3">all the </text:span>features <text:span text:style-name="T3">the MEGA65</text:span> has, understand how they work and explain them to you. Until now it can only draw one preset Mandelbrot, and nothing else.</text:p>
      <text:p text:style-name="P1"><text:span text:style-name="T23">T</text:span>o go <text:span text:style-name="T23">on</text:span>, I first have to explain the basics. The first episode did explain how <text:span text:style-name="T3">I had to fix Q Opcodes in the Core to be able to </text:span><text:span text:style-name="T24">speed up</text:span><text:span text:style-name="T3"> calculations. </text:span><text:span text:style-name="T23">T</text:span>his episode will <text:span text:style-name="T23">show how to get colourful pixels onto the screen.</text:span></text:p>
      <text:h text:style-name="Heading_20_2" text:outline-level="2">Slide 1</text:h>
      <text:p text:style-name="P1"><text:span text:style-name="T6">W</text:span>hat graphics can the MEGA65 do? A lot of them, because it’s Video Interface Controller, or short VIC, can pose as the old and trusty VIC-II, that could be found in the Commodore 64. This had already very good graphic capabilities (for the time), allowing multicolour graphics <text:span text:style-name="T3">in a low resolution using a bitmap mode.</text:span></text:p>
      <text:p text:style-name="P2">The Commodore 65, which was never really released, had a new VIC chip, the CSG 4567 codename BILL, or also known as the VIC-III. It changed in a significant way, by making graphics using bitplanes, like the Amiga. The MEGA65 can be switched to behave like this, and the closed <text:span text:style-name="T3">ROM</text:span> will use bitplane graphics.</text:p>
      <text:p text:style-name="P2">As the people behind MEGA65 are closely tied to the Demo Scene, they wanted to have fast graphics, with lots of colours using less RAM. So they came up with the VIC-IV, which again supports tile based graphics, with lots of colours. This again has different challenges how to organise the graphics in memory, but the DMA Magic chip has some nice tricks up it’s sleeve to support this.</text:p>
      <text:h text:style-name="Heading_20_2" text:outline-level="2">Slide 2</text:h>
      <text:p text:style-name="P2">The FCM mode <text:span text:style-name="T1">is a character or tile based mode that </text:span>allows to use all 256 colours of the palette. <text:span text:style-name="T1">But this also means that 1 byte of colour information is required per pixel, so one 8x8 tile takes up 64 bytes of memory.</text:span></text:p>
      <text:p text:style-name="P3">T<text:span text:style-name="T6">he</text:span> trick behind this is that each <text:span text:style-name="T6">16 bit </text:span>character on the screen is interpreted as a pointer to the flat memory layout of the MEGA65, telling the VIC where to start getting the colour information of one <text:span text:style-name="T26">of the </text:span>tile<text:span text:style-name="T26">s</text:span>. The mode allows for <text:span text:style-name="T25">a maximum of </text:span>8192 unique characters.</text:p>
      <text:p text:style-name="P5">As an additional quirk you can still use the default Character Set mixed with the full colour tiles.<text:line-break/></text:p>
      <text:h text:style-name="P33" text:outline-level="2">Programming</text:h>
      <text:p text:style-name="P6">First a little bit about my setup: I am using Visual Studio Code on Linux for editing, the KickAssembler 65ce02 Variant to assemble and make for build <text:span text:style-name="T35">automation</text:span>. <text:span text:style-name="T27">The </text:span>MEGA65 r3<text:span text:style-name="T35">a</text:span> <text:span text:style-name="T27">is</text:span> connected via a JTAG <text:span text:style-name="T19">USB</text:span> <text:span text:style-name="T27">to the PC, </text:span>so I can use m65 tool to remote control it.</text:p>
      <text:p text:style-name="P6">What you see here is the start of a test program. I will use this instead of the full mandelbrot explorer, so I can show you how to start with some graphics without the noise of imaginary numbers.</text:p>
      <text:p text:style-name="P6">The basic setup is quite simple: <text:span text:style-name="T31">First </text:span>I <text:span text:style-name="T31">need to tell KickAssembler and VScode that the</text:span><text:span text:style-name="T28"> cpu </text:span><text:span text:style-name="T31">i</text:span><text:span text:style-name="T28">s </text:span><text:span text:style-name="T31">a </text:span>45gs02. <text:span text:style-name="T31">Then</text:span><text:span text:style-name="T28"> I </text:span>include t<text:span text:style-name="T19">w</text:span>o library files I <text:span text:style-name="T31">already </text:span>created, which provide constants for the IO addresses and some macros for commonly used <text:span text:style-name="T35">operations</text:span>. </text:p>
      <text:p text:style-name="P6"><text:span text:style-name="T31">Next </text:span>you see a constant called <text:span text:style-name="T9">BASEPAGE</text:span>, which I set to the high byte of the label <text:span text:style-name="T9">theend</text:span> plus 1. This gives m<text:span text:style-name="T19">e</text:span> the page directly after my little test program, and I will move the base page <text:span text:style-name="T36">to this </text:span><text:s/>so I have a lot of addresses I can use, without messing <text:span text:style-name="T36">up </text:span>anything <text:span text:style-name="T19">in </text:span><text:span text:style-name="T36">the </text:span><text:span text:style-name="T19">zero page</text:span>. You will see that pattern a lot: I try to keep <text:span text:style-name="T31">everything</text:span> the ROM could use as it is, so when I exit the program, everything will be as before.</text:p>
      <text:p text:style-name="P6">The first macro <text:span text:style-name="T9">Basic</text:span><text:span text:style-name="T10">65</text:span><text:span text:style-name="T9">Upstart</text:span> will generate a basic boilerplate with a <text:span text:style-name="T31">BANK and </text:span><text:span text:style-name="T19">SYS</text:span> call to start the machinecode. After this the assembly starts. <text:span text:style-name="T31">I </text:span>switch to 40.5 Mhz, Unmap everything that might have been mapped with the MAP opcode and last but not least do the magick VIC4 knock. How this is done you can explore on your own by looking at my repository, which is linked in the description of this video.</text:p>
      <text:p text:style-name="P6">The next two macros will move the base page to the constant I calculated before, <text:span text:style-name="T31">stop interrupts from happening,</text:span> and then clear the UART keybuffer of any keystrokes that might still be in there. <text:span text:style-name="T31">This is a good practice if you plan to use this method of input.</text:span></text:p>
      <text:p text:style-name="P6">After the start label we will begin with the real stuff, and for exiting the software we will restore the base page to zero and then return to basic.</text:p>
      <text:p text:style-name="P6">Lets build this, so we can see everything work<text:span text:style-name="T32">s.</text:span> For this I use a simple Makefile <text:span text:style-name="T19">which</text:span> ha<text:span text:style-name="T32">s</text:span> a target for the prg, but I als<text:span text:style-name="T19">o</text:span> ha<text:span text:style-name="T19">s</text:span> a target called runfcm which will push the prg via m65 to the MEGA65 and run it. This is very handy, because I don’t need to build a <text:span text:style-name="T19">D</text:span>81 disk and write it to the sd card.</text:p>
      <text:p text:style-name="P7">I will now start the build by typing make fcmtest.prg. As you can see kickass is executed and it prints out a lot of stuff it has done. I also like to let it generate a bytedumpfile, which I call fcmtest.lst. Looking into it, you can see the stuff the macros created. Scrolling to the end, we see that the theend label is at 203a, and looking a bit up, where BASEPAGE is loaded into the accumulator, you can see that it is loaded with 21, which is the highbyte of theend plus 1. Looks good to me.</text:p>
      <text:p text:style-name="P7">So lets start it on the MEGA65 by typing make runfcm. And you see... nothing... well, you see the DLOAD and a RUN, but then we get the READY prompt. But that <text:span text:style-name="T19">is</text:span> ok, <text:span text:style-name="T19">as the program does not do much yet.</text:span></text:p>
      <text:p text:style-name="P7">Let’s quickly type LIST to see the code: which gives us a BANK and a SYS call. </text:p>
      <text:p text:style-name="P7">Ok, so we have the basic setup, lets <text:span text:style-name="T32">start with the</text:span> graphics.</text:p>
      <text:p text:style-name="P28"><text:soft-page-break/>I will put all the graphics stuff that I want to be reusable into a separate file <text:span text:style-name="T38">called vic4fcm.s. &lt;import&gt;</text:span></text:p>
      <text:p text:style-name="P28"><text:span text:style-name="T18">At the start we specify that we only want to import this once, set the cpu type, </text:span><text:span text:style-name="T32">mainly so that</text:span><text:span text:style-name="T18"> VScode is happy, and also import the mega65defs, so we have access to the predefined constants.</text:span></text:p>
      <text:p text:style-name="P9">First I like to save the VIC registers I am going to change, so that I can restore them at the end. For this I already have set up two macros <text:span text:style-name="T32">I will just paste in</text:span>. <text:span text:style-name="T40">As you can see this just loads a bunch of VIC IO Addresses and stores them after the provided address. T</text:span>he Restore Macro will take car<text:span text:style-name="T32">e</text:span> to restore all those registers in the right order, because some of them are hot registers which will trigger changes in others.</text:p>
      <text:p text:style-name="P12"><text:span text:style-name="T18">I then call</text:span> <text:span text:style-name="T19">those macros </text:span>at <text:span text:style-name="T18">the s</text:span>tart and just before exit <text:span text:style-name="T15">us</text:span><text:span text:style-name="T19">ing</text:span><text:span text:style-name="T15"> a</text:span><text:span text:style-name="T18">n</text:span><text:span text:style-name="T15"> address in basepage </text:span><text:span text:style-name="T19">call VICSTATE</text:span><text:span text:style-name="T15">, </text:span><text:span text:style-name="T32">which I need to</text:span><text:span text:style-name="T15"> define. </text:span><text:span text:style-name="T32">It will take less than 16 bytes, so I place it at the top of the base page.</text:span><text:span text:style-name="T15"> </text:span><text:span text:style-name="T18">You could also use non basepage addresses in the macro calls.</text:span></text:p>
      <text:p text:style-name="P12"><text:span text:style-name="T18">B</text:span>ecause we would not see anything, we also change some simple <text:span text:style-name="T15">VIC</text:span> registers <text:span text:style-name="T18">we can see, and the common practice for this is to j</text:span>ust set background and border colour. <text:span text:style-name="T19">Lets make it black.</text:span></text:p>
      <text:p text:style-name="P13">Now we try this again on the MEGA.</text:p>
      <text:p text:style-name="P13"><text:span text:style-name="T32">B</text:span>ut we see that we don’t see anything... it’s just to fast switching back to the stored values. To work around this, <text:span text:style-name="T32">let us ad</text:span><text:span text:style-name="T19">d a</text:span> wait for a keypress after changing the colours...</text:p>
      <text:p text:style-name="P9"><text:span text:style-name="T19">I t</text:span>ry again and now we see everything is black, until I hit a key and the pr<text:span text:style-name="T29">o</text:span>gram terminates, switching back to the stored state. Wonderful, this works.</text:p>
      <text:p text:style-name="P9"><text:span text:style-name="T19">Next step:</text:span> <text:span text:style-name="T39">switch to </text:span>graphics <text:span text:style-name="T39">mode</text:span>. But first we should take a look at the memory layout we will be using...</text:p>
      <text:p text:style-name="P9"/>
      <text:p text:style-name="P10">«<text:span text:style-name="T11">Slide with FCM Layout</text:span>»</text:p>
      <text:p text:style-name="Text_20_body">I will explain the „developer approved default“ bitmap layout, that is the one used in <text:span text:style-name="T30">most</text:span> examples and the on<text:span text:style-name="T30">e DMA features support</text:span>. So by using it you will have an easier time to understand those.</text:p>
      <text:p text:style-name="Text_20_body">The screen <text:span text:style-name="T3">is</text:span> placed at a conveniant place in memory <text:span text:style-name="T4">and uses 40x25x2 or 2000 bytes</text:span>. Graphics will be placed somewhere up in memory, for example in bank 4 or hex 40000. By dividing this by 64 or hex <text:span text:style-name="T6">40</text:span> we get to a <text:span text:style-name="T8">start </text:span>tile pointer value of hex 1000.</text:p>
      <text:p text:style-name="P4">Now we fill the screen with those <text:span text:style-name="T6">offsets</text:span>, doing vertical stripes. So the first column of screen goes 1000, 1001, 1002, down to 1018. Hex 18 is decimal 24, so 0 to 24 is 25 rows. The next column starts with 1019 and again goes downwards. Filling the whole screen <text:span text:style-name="T8">column by column</text:span> with <text:span text:style-name="T8">those</text:span> values.</text:p>
      <text:p text:style-name="P4">When the VIC now looks at the screen to generate the pixels, it takes th<text:span text:style-name="T4">e lower 13 bit of this</text:span> value and shifts it left by 6, which means multiplying it by 64, and uses this as the memory location to look up the first pixel. The first 8 byte are the first row of the tile, followed by the next row of pixels, and so on. As you can see this gives a rather particular layout of pixels: to <text:span text:style-name="T6">g</text:span>o down on the Y axis, you add 8 to the memory location, to <text:span text:style-name="T6">g</text:span>o right on the X axis you need to just add one, except if you skip to the next stripe, then you need to add 1600 or hex 640 from top to top. Why 1600? Because it’s 64 times 25, <text:span text:style-name="T8">which</text:span> <text:span text:style-name="T6">is</text:span> the memory one stripe <text:span text:style-name="T37">requires</text:span>.</text:p>
      <text:p text:style-name="P14">So our whole graphic screen will be 320x200 and uses one byte for each pixel, which is exactly 64000 bytes <text:span text:style-name="T6">or nearly the whole of bank 4.</text:span></text:p>
      <text:p text:style-name="P11">The last bit of memory we need is a part of colour RAM, which <text:span text:style-name="T34">uses the same layout as the screen and as such</text:span> also takes up 2000 bytes. <text:span text:style-name="T4">It’s low byte is full of interesting flags, </text:span><text:span text:style-name="T15">b</text:span><text:span text:style-name="T4">ut we don’t need them here so I won’t explain them </text:span><text:span text:style-name="T6">now</text:span><text:span text:style-name="T4">. You can look them up in the manual. </text:span><text:span text:style-name="T33">Especially GOTOX will take you to Wonderland...</text:span></text:p>
      <text:p text:style-name="P15">The lower 4 bits of the high byte ha<text:span text:style-name="T34">s</text:span> the colour information for normal characters, the high bits <text:span text:style-name="T6">again </text:span>are not important yet. This <text:span text:style-name="T16">colour will have no effect on our graphic tile pointers </text:span><text:span text:style-name="T30">it is only used for normal characters written to the screen.</text:span></text:p>
      <text:p text:style-name="P15"/>
      <text:p text:style-name="P16">«<text:span text:style-name="T12">Back to coding</text:span><text:span text:style-name="T15">»</text:span></text:p>
      <text:p text:style-name="P23">First <text:span text:style-name="T42">I will</text:span> define some constants which point to the memory locations <text:span text:style-name="T42">I</text:span> need for our graphics screen. <text:span text:style-name="T42">I will</text:span> place the text screen just behind the base page, so I zero out the low byte of theend and add <text:span text:style-name="T42">hex </text:span>200 to this. Graphics <text:span text:style-name="T42">are placed </text:span>at the start of bank 4, and colour ram <text:span text:style-name="T42">is </text:span>place<text:span text:style-name="T42">d</text:span> just behind the colour ram <text:span text:style-name="T42">basic uses, </text:span>at $ff 8 1000.</text:p>
      <text:p text:style-name="P24"><text:span text:style-name="T47">To vic4fcm </text:span><text:span text:style-name="T44">I </text:span><text:span text:style-name="T49">a</text:span><text:span text:style-name="T50">dd</text:span><text:span text:style-name="T44"> a macro I already created, which will activate FCM mode by first </text:span>clear<text:span text:style-name="T44">ing</text:span> the H640 and V400 bits in the VIC<text:span text:style-name="T48">3 </text:span>Screenmode register. This makes the screen 320x200. Then <text:span text:style-name="T44">I </text:span>set <text:span text:style-name="T44">both </text:span>CHR16 and FCLRHI, <text:span text:style-name="T44">and clear FCLRLO </text:span><text:span text:style-name="T48">in VIC4 Screenmode</text:span>, to activate 16 bit characters and full color tiles for characters greater than 255, <text:span text:style-name="T44">but leave </text:span>character below 256 <text:span text:style-name="T44">as standard </text:span>text characters.</text:p>
      <text:p text:style-name="P26">Next <text:span text:style-name="T44">I</text:span> need to tell the VIC that each row <text:span text:style-name="T46">needs 80 bytes of </text:span>memory <text:span text:style-name="T46">by settin</text:span><text:span text:style-name="T47">g</text:span><text:span text:style-name="T46"> this into the LINESTEP registers</text:span>, <text:span text:style-name="T41">as our 40 characters each are 2 bytes wide.</text:span></text:p>
      <text:p text:style-name="P26">And <text:span text:style-name="T46">then</text:span> both the screen and colour <text:span text:style-name="T46">pointer registers</text:span> <text:span text:style-name="T44">need to be set </text:span>to their respective locations in ram. <text:span text:style-name="T46">Note that I only need to set the low word of the colour ram, as the bank is fixed.</text:span></text:p>
      <text:p text:style-name="P25"><text:span text:style-name="T43">Now </text:span>I <text:span text:style-name="T43">call </text:span>FCM_ScreenOn <text:span text:style-name="T43">with the constants </text:span><text:span text:style-name="T46">for screenram and colourram I</text:span><text:span text:style-name="T43"> defined </text:span><text:span text:style-name="T46">earlier</text:span><text:span text:style-name="T43">.</text:span></text:p>
      <text:p text:style-name="P26">Let’s build and start this... well, we see lots of garbage on the screen. <text:span text:style-name="T46">This is the uninitialised memory we pointed the VIC at, so we see random garbage.</text:span></text:p>
      <text:p text:style-name="P26"><text:span text:style-name="T46">B</text:span>ut pressing a key reverts everything, so the Store/Restore pair still works nicely.</text:p>
      <text:p text:style-name="P26"><text:span text:style-name="T46">N</text:span>ext we need to clean the screen and setup the pointers to the tiles.</text:p>
      <text:p text:style-name="P26">«<text:span text:style-name="T45">break»</text:span></text:p>
      <text:p text:style-name="P32">First job is to fill the text screen with the tile pointers to graphics memory.</text:p>
      <text:p text:style-name="P29">The <text:span text:style-name="T52">I need to calculate</text:span> the current pointer address to graphics ram, which we would like to <text:span text:style-name="T51">store</text:span> into screen ram. So we initialize <text:span text:style-name="T52">scrn_ptr </text:span>with gfxram divided by 64<text:span text:style-name="T51">.</text:span></text:p>
      <text:p text:style-name="P31">I use Z register to store the offset into the row, putting 0 in there will give is the upper left corner of the screen memory.</text:p>
      <text:p text:style-name="P30">The<text:span text:style-name="T51">n I initialise </text:span><text:span text:style-name="T52">scrn_row</text:span> with the screen ram address.</text:p>
      <text:p text:style-name="P31">To count the 25 screen rows we use the Y register.</text:p>
      <text:p text:style-name="P29">Now <text:span text:style-name="T20">I</text:span> start <text:span text:style-name="T51">with filling</text:span> the first column of the screen, by <text:span text:style-name="T51">storing</text:span> <text:span text:style-name="T17">scrn_ptr to the two bytes to which scrn_row points to. For this </text:span><text:span text:style-name="T51">I increment </text:span><text:span text:style-name="T20">Z </text:span><text:span text:style-name="T51">temporarily</text:span><text:span text:style-name="T17">.</text:span></text:p>
      <text:p text:style-name="P29"><text:span text:style-name="T51">Then</text:span><text:span text:style-name="T17"> </text:span><text:span text:style-name="T20">I</text:span><text:span text:style-name="T17"> increment scr_ptr, so </text:span><text:span text:style-name="T20">I </text:span><text:span text:style-name="T51">the next store will have the next pointer to graphics memory</text:span><text:span text:style-name="T17">.</text:span></text:p>
      <text:p text:style-name="P17"><text:span text:style-name="T51">As t</text:span>he next row is 80 bytes down in memory, so <text:span text:style-name="T20">I</text:span> need to advance scrn_row by this.</text:p>
      <text:p text:style-name="P31">Now we decrement Y to see if we reached the end of the screen.</text:p>
      <text:p text:style-name="P31">After I filled the first 25 pointers into the first column, I need to handle the next 39. To do this I just need to increment Z by to, so it will now point to the next column starting from the base row address.</text:p>
      <text:p text:style-name="P31">And when Z has reached 80, we have filled to whole screen. Remember that each of the 40 charaters is 2 bytes wide.</text:p>
      <text:p text:style-name="P17"><text:soft-page-break/>Now the easy part: filling graphics and color ram. Easy, because we will be using DMA Jobs for this. Oh, you don’t know DMA Jobs? Lets take a look...</text:p>
      <text:p text:style-name="P8"><text:span text:style-name="T17">«</text:span><text:span text:style-name="T13">DMA Job Slide</text:span><text:span text:style-name="T17">»</text:span></text:p>
      <text:p text:style-name="P8"><text:span text:style-name="T4">This slide is a quick reference to the fields a DMA Job has. I will be using the Extended MEGA mode, which adds a zero terminated option list to the start of the DMA Job. The job consists of a command which mostly will be fill in our case, a word which is the number of bytes to work on, after this a source and a destination address, which is 20 bits long, the upper 4 bits are used as flags. In the case of the fill operation, only the LSB of the source is important, as it is the data that will be filled to the destination. </text:span><text:span text:style-name="T5">Then the job ends with a two byte modul</text:span><text:span text:style-name="T7">o</text:span><text:span text:style-name="T5"> field, whi</text:span><text:span text:style-name="T7">c</text:span><text:span text:style-name="T5">h we don’t need. The msb of the command will not be present as we will tell the controller to do </text:span><text:span text:style-name="T7">an eleven</text:span><text:span text:style-name="T5"> byte job.</text:span></text:p>
      <text:p text:style-name="P20">The main reason we use a DMA job is speed: it can fill 40 Megabytes per second. <text:span text:style-name="T21">And we are only going to fill around 64K.</text:span></text:p>
      <text:p text:style-name="P18">You can skip back to this slide for reference, while I do the actual programming. <text:span text:style-name="T21">Or download the slides from the repo.</text:span></text:p>
      <text:p text:style-name="P18"/>
      <text:p text:style-name="P42">«<text:span text:style-name="T14">Back to programming</text:span><text:span text:style-name="T21">»</text:span></text:p>
      <text:p text:style-name="P21">Ok, I need to <text:span text:style-name="T56">c</text:span><text:span text:style-name="T57">lear</text:span> graphics and colour ram, lets build the DMA jobs for this. <text:span text:style-name="T54">I will be using extended DMA Jobs which have the option list before the DMA job structure.</text:span></text:p>
      <text:p text:style-name="P38">First <text:span text:style-name="T54">I clear</text:span> <text:span text:style-name="T54">graphics </text:span>ram <text:span text:style-name="T54">by filling it with </text:span><text:span text:style-name="T55">the gfxcol</text:span><text:span text:style-name="T54">. It is a </text:span>11 byte dma job, <text:span text:style-name="T54">the </text:span>command is fill and <text:span text:style-name="T54">I will chain </text:span>another <text:span text:style-name="T54">job</text:span>, <text:span text:style-name="T22">count is 64 times 40 times 25 </text:span><text:span text:style-name="T54">or 64 thousand</text:span><text:span text:style-name="T22">, </text:span>source is the colo<text:span text:style-name="T54">u</text:span>r code <text:span text:style-name="T54">I want</text:span> to fill with, destination is <text:span text:style-name="T54">the</text:span> graphics base address, which I need to split into the lo<text:span text:style-name="T54">w</text:span> word and the 4 bits of bank information. The flags need to stay unset so I <text:span text:style-name="T53">mask</text:span> the bank nibble. And modul<text:span text:style-name="T53">o </text:span><text:span text:style-name="T54">is set to zero.</text:span> First job done.</text:p>
      <text:p text:style-name="P21">Next is the low byte of the colour ram, which introduces <text:span text:style-name="T22">two new options: first I need to set the high byte of the destination address to $ff, as the colour ram is located in the area above 256MB in flat memory. And then I only want to fill every other byte, as I want only to set the low byte to 0. This can be done by setting the destination skip rate whole part to 2, as this normally defaults to 1 (so skip rate is not really the right term, it better should be called increment).</text:span></text:p>
      <text:p text:style-name="P22">After this the standard stuff follows: command is again fill and chain, count is 40 times 25, source is <text:span text:style-name="T54">0</text:span>, <text:span text:style-name="T54">and </text:span>destination is the colour ram address.</text:p>
      <text:p text:style-name="P22">Now the last job, which is filling the high bytes in colour ram. This looks nearly the same as filling the low byte, with the exception that this is the last job, so <text:span text:style-name="T55">I</text:span> don’t set the <text:span text:style-name="T54">chain</text:span> flag, the source is this time the colour value <text:span text:style-name="T54">provided with the macro call </text:span>with the high nibble cleared and the destination starts one address later then in the low byte job <text:span text:style-name="T54">as we like to fill the high byte.</text:span></text:p>
      <text:p text:style-name="P22">After we have this structure build, we can now tell the DMA controller to execute it, by writing the start address of our DMA Job structure to the DMA Address registers. The job is executed <text:span text:style-name="T54">as soon as</text:span> the low byte is written to one of the low byte registers. <text:span text:style-name="T54">As </text:span>I <text:span text:style-name="T54">am using extended DMA Jobs </text:span>I <text:span text:style-name="T54">have to </text:span>use the ETRIG register.</text:p>
      <text:p text:style-name="P22"><text:span text:style-name="T54">Last </text:span>I need to branch over the dma <text:span text:style-name="T54">data structure</text:span>, so the program can go <text:span text:style-name="T54">carry </text:span>on afterwards.</text:p>
      <text:p text:style-name="P44">Now I need to add the macro call to the main test program right before calling ScreenOn. In the call I provide the memory addresses by using the predefined constants and use black for the screen and white for the colour ram.</text:p>
      <text:p text:style-name="P27">So lets run it to see if we could clean up the garbage and now have a nice black screen... <text:span text:style-name="T55">yes, that </text:span>looks good!</text:p>
      <text:p text:style-name="P27"/>
      <text:p text:style-name="P40">«<text:span text:style-name="T54">drawing pixels»</text:span></text:p>
      <text:p text:style-name="P45">To write to graphics memory I will be using 32bit base page indirect z indexed addressing. so I first need to set the graphics ram address to a 4 byte <text:span text:style-name="T59">base</text:span> page pointer.</text:p>
      <text:p text:style-name="P45">Now I will write colour codes to the first 256 bytes of graphics memory with a simple Z based loop. <text:span text:style-name="T58">For the colour I use </text:span>the value of Z <text:span text:style-name="T58">capped to the range from 1 to 4. This should be enough for this small demonstration. </text:span><text:span text:style-name="T60">The value is stored via the 32bit base page pointer and Z as an index. KickAssembler uses a double round brackets for 32bit addressing, as square brackets are used for arithmetics. </text:span><text:span text:style-name="T58">As you remember, this </text:span><text:span text:style-name="T60">propably will be </text:span><text:span text:style-name="T58">very fast, so I add a WaitKey after the pixel is drawn. And I also check for a ‚q‘ so we can abort early. </text:span><text:span text:style-name="T60">When Z reached 0 again, the loop ends, too.</text:span></text:p>
      <text:p text:style-name="P46">Lets run it and see what we get... try to remember how the screenlayout is. We are filling the first eight pixels. And the ninth will be the first pixel in the second row.</text:p>
      <text:p text:style-name="P46">And as we reach the 65th pixel, we enter the second 16bit character in the first column.</text:p>
      <text:p text:style-name="P47">I will manipulate our recommended screen layout a bit, so you can see how the characters on the screen point to the graphics. I add a short section that will change the first character in the second column of the screen to the characer code 0101, which is the second character in the first column.</text:p>
      <text:p text:style-name="P47">I run it again, and now, after 64 pixels drawn, you see that now not only the second 8x8 block in the first column gets drawn, but also the first block in the second column. And that’s why it is a tile based mode.</text:p>
      <text:p text:style-name="P47"/>
      <text:p text:style-name="P48">«<text:span text:style-name="T61">text test»</text:span></text:p>
      <text:p text:style-name="P49">Now I will add some text, so you can see that the FCM screen still can display characters, as we left FCLRLO unset.</text:p>
      <text:p text:style-name="P49">For this I add a sample text at the end of the program, which I will zero terminate. And I tell KickAssembler to use commodore screencodes to encode the text.</text:p>
      <text:p text:style-name="P49">Next I add a small loop that will read the text until the 0 byte is reached. The writing part will stretch the text with a zero byte after each character, as our characters are 16 bit wide, and I need to set the high byte to 0.</text:p>
      <text:p text:style-name="P49">And last I will also add a arrow up chartacer to the 5th row in the first column, so we have a nice indicator where our 256 pixel test region ends.</text:p>
      <text:p text:style-name="P49">Let’s take a look at this... you can see the text, and it is in white, as we filled the colour ram high byte with 1.</text:p>
      <text:p text:style-name="P49">«<text:span text:style-name="T62">lines»</text:span></text:p>
      <text:p text:style-name="P50">What about drawing lines? Well, the DMA Controller has you covered!</text:p>
      <text:p text:style-name="P50">Let me add another DMA Job. It uses a few extended options to tell the DMA controller about the row layout and add an option for the slope of the line. And the rest is just a fill command with the source being the colour of the line and the count being the length in pixels.</text:p>
      <text:p text:style-name="P50">Just need to add some calls to the macro, and we should get some colourful lines on the screen.</text:p>
      <text:p text:style-name="P50">Prssing Q. And there they are.</text:p>
      <text:p text:style-name="P50">But you can do much more using the DMA Controller. I will let you discover this on your own, because this is part of the fun, isn’t it?</text:p>
      <text:p text:style-name="P50"><text:s/></text:p>
      <text:h text:style-name="P34" text:outline-level="2">Slide 6</text:h>
      <text:p text:style-name="P19">Wh<text:span text:style-name="T2">a</text:span>t did I not show? A lot. As you could see, the DMA controller can work <text:span text:style-name="T2">with</text:span> the special memory layout, being able to draw lines. But it also can do texture scaling, which can be seen in the MEGAMAZE demo. And there is even more... try asking about the infamous Spiral mode on Discord to get a good story!</text:p>
      <text:p text:style-name="P19">But there is also more the VIC-IV can do with the rest of the bits allocated by Super Extended Attribute Mode: Remember: we used essentially only 13 bits of the 16 bits the screen RAM holds, <text:span text:style-name="T7">and only 4 bits of the 16 in colour RAM</text:span>.</text:p>
      <text:p text:style-name="P19"><text:span text:style-name="T64">Y</text:span>ou can <text:span text:style-name="T63">use Raster Rewrite Buffer to </text:span>place character in the row pixel exact over already drawn characters. How does this sound? A lot like Soft-Sprites, right? <text:span text:style-name="T63">There are some demos on your intro disk that will showcase this.</text:span></text:p>
      <text:p text:style-name="P19"><text:span text:style-name="T64">Y</text:span>ou c<text:span text:style-name="T63">ould</text:span> do really colourfull tile based games or demos with all those features.</text:p>
      <text:h text:style-name="P35" text:outline-level="2">Outro </text:h>
      <text:p text:style-name="P19">I think this should have given you a good base to understand FCM mode and hinted you with enough features, so you can go and explore. There are lots of examples out there to look at, and you will find folks on Discord who will be eager to explain their tricks, right?</text:p>
      <text:p text:style-name="P19">I’m not sure yet what the next video in the series will bring, but being able to <text:span text:style-name="T7">calculate</text:span> a <text:span text:style-name="T7">sub</text:span>region of the mandelbrot set would be great... <text:span text:style-name="T64">I</text:span> could use some sprites to <text:span text:style-name="T7">select </text:span><text:span text:style-name="T64">region</text:span>.</text:p>
      <text:p text:style-name="P52">And I am planning to explore other cores, by trying to port a MiSTer core by myself.</text:p>
      <text:p text:style-name="P19">I hope I could inspire you to explore the features of the MEGA65 on your own. You don’t need the hardware to do it, most of it will be useable in the emulator. So please give it a try!</text:p>
      <text:p text:style-name="P19">Thats it for today, have a nice time.</text:p>
      <text:p text:style-name="P19">See you next time, Bye by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Bitstream Vera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Bitstream Vera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6T09:05:34.719226114</meta:creation-date>
    <dc:title>Default A4</dc:title>
    <meta:editing-duration>P1DT7H24M1S</meta:editing-duration>
    <meta:editing-cycles>33</meta:editing-cycles>
    <meta:generator>LibreOffice/7.3.2.2$Linux_X86_64 LibreOffice_project/30$Build-2</meta:generator>
    <meta:initial-creator>Oliver Graf</meta:initial-creator>
    <dc:date>2022-04-24T19:53:39.084677179</dc:date>
    <dc:creator>Oliver Graf</dc:creator>
    <meta:document-statistic meta:table-count="0" meta:image-count="0" meta:object-count="0" meta:page-count="10" meta:paragraph-count="110" meta:word-count="3890" meta:character-count="19968" meta:non-whitespace-character-count="16179"/>
    <meta:template xlink:type="simple" xlink:actuate="onRequest" xlink:title="Default A4" xlink:href="../../../../../.config/libreoffice/4/user/template/Vorlagen/Default%20A4.ott" meta:date="2022-03-26T09:05:34.228174550"/>
  </office:meta>
</office:document-meta>
</file>